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9000001213FB27A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cm" svg:height="2.8cm" svg:x="6cm" svg:y="2.9cm">
          <draw:image xlink:href="Pictures/10000201000001B9000001213FB27A05.png" xlink:type="simple" xlink:show="embed" xlink:actuate="onLoad">
            <text:p text:style-name="P1">用户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ngwen zhang</meta:initial-creator>
    <meta:creation-date>2019-11-23T01:39:26.21</meta:creation-date>
    <dc:date>2019-11-23T01:41:05.80</dc:date>
    <dc:creator>changwen zhang</dc:creator>
    <meta:editing-duration>PT1M41S</meta:editing-duration>
    <meta:editing-cycles>1</meta:editing-cycles>
    <meta:document-statistic meta:object-count="1"/>
    <meta:generator>OpenOffice/4.0.1$Win32 OpenOffice.org_project/401m5$Build-9714</meta:generator>
  </office:meta>
</office:document-meta>
</file>